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Open 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3" style:family="text">
      <style:text-properties officeooo:rsid="000955d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80466376887_50"/>Tema 4. Apartado 4.2.<text:span text:style-name="T3">4</text:span>.<text:line-break/>"Realizar página web conforme a los criterios dados"</text:h>
      <text:p text:style-name="Standard"/>
      <text:p text:style-name="P2">ENUNCIADO</text:p>
      <text:p text:style-name="P4">Aprender a crear una página web es el propósito de esta unidad. Antes que nada, deben decidir de qué tratará su sitio web. En grupos, seleccionados por el tutor/a, van a realizar el siguiente trabajo:</text:p>
      <text:list text:style-name="L1">
        <text:list-item>
          <text:p text:style-name="P5">Deberán crear una página web utilizando Visual Studio. Ustedes deciden la temática.</text:p>
        </text:list-item>
        <text:list-item>
          <text:p text:style-name="P6">Crearán un archivo HMTL llamado main.html en el que aparecerán los siguientes elementos:</text:p>
        </text:list-item>
        <text:list-item>
          <text:p text:style-name="P6">Una lista no ordenada donde tendrá los enlaces inicio, contacto y servicios. Todo ello dentro de un nav.</text:p>
        </text:list-item>
        <text:list-item>
          <text:p text:style-name="P6">Una sección con un artículo con el título de Titulo entrada 1. Y un párrafo con un texto por defecto.</text:p>
        </text:list-item>
        <text:list-item>
          <text:p text:style-name="P6">Un pie de página donde en letra pequeña se muestre Copyright Miweb. 2021.</text:p>
        </text:list-item>
      </text:list>
      <text:p text:style-name="P3">Prueben la página web realizada con capturas de pantalla de la web ya creada utilizando varios navegadores web y envíen dichas capturas a su tutor/a para su corrección.</text:p>
      <text:p text:style-name="P8"/>
      <text:p text:style-name="P4"><text:span text:style-name="T1">Actividad asociada al CE2.4:</text:span><text:line-break/>Realizar páginas web con herramientas de edición web, según un diseño especificado: <text:line-break/>- Identificar los componentes que proporciona la herramienta para insertar elementos en la página.<text:line-break/>- Configurar los atributos y propiedades de los elementos insertados.<text:line-break/>- Probar la página realizada utilizando varios navegadores web.<text:line-break/>- Corregir los posibles errores que surjan en la elaboración de la página.<text:line-break/>- Documentar la página realizada.</text:p>
      <text:p text:style-name="P7"><text:span text:style-name="T2"><text:line-break/>Duración: 45’.</text:span></text:p>
      <text:p text:style-name="P4"><text:span text:style-name="T1">Criterios de corrección:</text:span> la valoración máxima de esta actividad es de 10 puntos repartidos entre los siguientes criterios:</text:p>
      <text:p text:style-name="P8"><text:bookmark text:name="yui_3_17_2_1_1680466376887_49"/><text:span text:style-name="T2">1. Estructurar la información aportada con orden jerárquico y sentido. <text:s/>(1 puntos)<text:line-break/>2. Dar respuesta coherente y justificada a lo requerido. <text:s/>(3 puntos)<text:line-break/>3. Grado y calidad de las interacciones con el resto de miembros del equipo (2 puntos)<text:line-break/>4. Grado de profundidad de la exposición. <text:s/>(3 puntos) <text:line-break/>5. Cumplimiento de entrega plazos establecidos (1 punto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22:13:17.018000000</meta:creation-date>
    <dc:date>2023-04-02T22:21:32.419000000</dc:date>
    <meta:editing-duration>PT8M15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3" meta:word-count="300" meta:character-count="1849" meta:non-whitespace-character-count="1561"/>
  </office:meta>
</office:document-meta>
</file>